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F" fo:font-size="12pt"/>
    </style:style>
    <style:style style:name="T2" style:family="text">
      <style:text-properties style:font-name="Arial CE" fo:font-size="13pt" style:font-name-asian="Arial CE" style:font-size-asian="13pt" style:font-name-complex="Arial CE" style:font-size-complex="7.40000009536743pt"/>
    </style:style>
  </office:automatic-styles>
  <office:body>
    <office:spreadsheet>
      <table:table table:name="polikrystaliczne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>
            <text:p>I [mA] +- 0,01</text:p>
          </table:table-cell>
          <table:table-cell office:value-type="string">
            <text:p>U [V] +- 0,001</text:p>
          </table:table-cell>
          <table:table-cell table:style-name="ce1" office:value-type="string">
            <text:p><text:span text:style-name="T1">R [</text:span><text:span text:style-name="T2">ῼ</text:span><text:span text:style-name="T1">]</text:span></text:p>
          </table:table-cell>
          <table:table-cell table:style-name="Default" office:value-type="string">
            <text:p>P = U^2/R = UI [mW]</text:p>
          </table:table-cell>
          <table:table-cell office:value-type="string">
            <text:p>U/n [V]</text:p>
          </table:table-cell>
          <table:table-cell office:value-type="string">
            <text:p>J = I/S [A/m^2]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S</text:p>
          </table:table-cell>
          <table:table-cell office:value-type="string">
            <text:p>fi [W / m^2]</text:p>
          </table:table-cell>
          <table:table-cell office:value-type="string">
            <text:p>avg fi</text:p>
          </table:table-cell>
        </table:table-row>
        <table:table-row table:style-name="ro2">
          <table:table-cell office:value-type="float" office:value="4.69">
            <text:p>4,69</text:p>
          </table:table-cell>
          <table:table-cell office:value-type="float" office:value="0.53">
            <text:p>0,53</text:p>
          </table:table-cell>
          <table:table-cell table:formula="of:=[.B2]/[.A2]*1000" office:value-type="float" office:value="113.006396588486">
            <text:p>113,0063965885</text:p>
          </table:table-cell>
          <table:table-cell table:formula="of:=[.A2]*[.B2]" office:value-type="float" office:value="2.4857">
            <text:p>2,48570</text:p>
          </table:table-cell>
          <table:table-cell table:formula="of:=[.B2]/[.$I$2]" office:value-type="float" office:value="0.06625">
            <text:p>0,06625</text:p>
          </table:table-cell>
          <table:table-cell table:formula="of:=[.A2]/[.$K$2]" office:value-type="float" office:value="0.0751602564102564">
            <text:p>0,075160256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.8">
            <text:p>7,8</text:p>
          </table:table-cell>
          <table:table-cell table:formula="of:=[.I2]*[.J2]" office:value-type="float" office:value="62.4">
            <text:p>62,4</text:p>
          </table:table-cell>
          <table:table-cell table:style-name="ce3" office:value-type="float" office:value="60">
            <text:p>60,0</text:p>
          </table:table-cell>
          <table:table-cell table:formula="of:=AVERAGE([.L2:.L5])" office:value-type="float" office:value="58.875">
            <text:p>58,875</text:p>
          </table:table-cell>
        </table:table-row>
        <table:table-row table:style-name="ro2">
          <table:table-cell office:value-type="float" office:value="4.51">
            <text:p>4,51</text:p>
          </table:table-cell>
          <table:table-cell office:value-type="float" office:value="0.671">
            <text:p>0,671</text:p>
          </table:table-cell>
          <table:table-cell table:formula="of:=[.B3]/[.A3]*1000" office:value-type="float" office:value="148.780487804878">
            <text:p>148,7804878049</text:p>
          </table:table-cell>
          <table:table-cell table:formula="of:=[.A3]*[.B3]" office:value-type="float" office:value="3.02621">
            <text:p>3,02621</text:p>
          </table:table-cell>
          <table:table-cell table:formula="of:=[.B3]/[.$I$2]" office:value-type="float" office:value="0.083875">
            <text:p>0,083875</text:p>
          </table:table-cell>
          <table:table-cell table:formula="of:=[.A3]/[.$K$2]" office:value-type="float" office:value="0.072275641025641">
            <text:p>0,072275641</text:p>
          </table:table-cell>
          <table:table-cell table:number-columns-repeated="5"/>
          <table:table-cell office:value-type="float" office:value="65.2">
            <text:p>65,2</text:p>
          </table:table-cell>
          <table:table-cell/>
        </table:table-row>
        <table:table-row table:style-name="ro2">
          <table:table-cell office:value-type="float" office:value="4.41">
            <text:p>4,41</text:p>
          </table:table-cell>
          <table:table-cell office:value-type="float" office:value="0.793">
            <text:p>0,793</text:p>
          </table:table-cell>
          <table:table-cell table:formula="of:=[.B4]/[.A4]*1000" office:value-type="float" office:value="179.818594104308">
            <text:p>179,8185941043</text:p>
          </table:table-cell>
          <table:table-cell table:formula="of:=[.A4]*[.B4]" office:value-type="float" office:value="3.49713">
            <text:p>3,49713</text:p>
          </table:table-cell>
          <table:table-cell table:formula="of:=[.B4]/[.$I$2]" office:value-type="float" office:value="0.099125">
            <text:p>0,099125</text:p>
          </table:table-cell>
          <table:table-cell table:formula="of:=[.A4]/[.$K$2]" office:value-type="float" office:value="0.0706730769230769">
            <text:p>0,0706730769</text:p>
          </table:table-cell>
          <table:table-cell table:number-columns-repeated="5"/>
          <table:table-cell office:value-type="float" office:value="54.5">
            <text:p>54,5</text:p>
          </table:table-cell>
          <table:table-cell/>
        </table:table-row>
        <table:table-row table:style-name="ro2">
          <table:table-cell office:value-type="float" office:value="4.25">
            <text:p>4,25</text:p>
          </table:table-cell>
          <table:table-cell office:value-type="float" office:value="1.109">
            <text:p>1,109</text:p>
          </table:table-cell>
          <table:table-cell table:formula="of:=[.B5]/[.A5]*1000" office:value-type="float" office:value="260.941176470588">
            <text:p>260,9411764706</text:p>
          </table:table-cell>
          <table:table-cell table:formula="of:=[.A5]*[.B5]" office:value-type="float" office:value="4.71325">
            <text:p>4,71325</text:p>
          </table:table-cell>
          <table:table-cell table:formula="of:=[.B5]/[.$I$2]" office:value-type="float" office:value="0.138625">
            <text:p>0,138625</text:p>
          </table:table-cell>
          <table:table-cell table:formula="of:=[.A5]/[.$K$2]" office:value-type="float" office:value="0.0681089743589744">
            <text:p>0,0681089744</text:p>
          </table:table-cell>
          <table:table-cell table:number-columns-repeated="5"/>
          <table:table-cell office:value-type="float" office:value="55.8">
            <text:p>55,8</text:p>
          </table:table-cell>
          <table:table-cell/>
        </table:table-row>
        <table:table-row table:style-name="ro2">
          <table:table-cell office:value-type="float" office:value="4.07">
            <text:p>4,07</text:p>
          </table:table-cell>
          <table:table-cell office:value-type="float" office:value="1.329">
            <text:p>1,329</text:p>
          </table:table-cell>
          <table:table-cell table:formula="of:=[.B6]/[.A6]*1000" office:value-type="float" office:value="326.535626535627">
            <text:p>326,5356265356</text:p>
          </table:table-cell>
          <table:table-cell table:formula="of:=[.A6]*[.B6]" office:value-type="float" office:value="5.40903">
            <text:p>5,40903</text:p>
          </table:table-cell>
          <table:table-cell table:formula="of:=[.B6]/[.$I$2]" office:value-type="float" office:value="0.166125">
            <text:p>0,166125</text:p>
          </table:table-cell>
          <table:table-cell table:formula="of:=[.A6]/[.$K$2]" office:value-type="float" office:value="0.065224358974359">
            <text:p>0,065224359</text:p>
          </table:table-cell>
          <table:table-cell table:number-columns-repeated="7"/>
        </table:table-row>
        <table:table-row table:style-name="ro2">
          <table:table-cell office:value-type="float" office:value="3.87">
            <text:p>3,87</text:p>
          </table:table-cell>
          <table:table-cell office:value-type="float" office:value="1.515">
            <text:p>1,515</text:p>
          </table:table-cell>
          <table:table-cell table:formula="of:=[.B7]/[.A7]*1000" office:value-type="float" office:value="391.472868217054">
            <text:p>391,4728682171</text:p>
          </table:table-cell>
          <table:table-cell table:formula="of:=[.A7]*[.B7]" office:value-type="float" office:value="5.86305">
            <text:p>5,86305</text:p>
          </table:table-cell>
          <table:table-cell table:formula="of:=[.B7]/[.$I$2]" office:value-type="float" office:value="0.189375">
            <text:p>0,189375</text:p>
          </table:table-cell>
          <table:table-cell table:formula="of:=[.A7]/[.$K$2]" office:value-type="float" office:value="0.0620192307692308">
            <text:p>0,0620192308</text:p>
          </table:table-cell>
          <table:table-cell table:number-columns-repeated="7"/>
        </table:table-row>
        <table:table-row table:style-name="ro2">
          <table:table-cell office:value-type="float" office:value="3.55">
            <text:p>3,55</text:p>
          </table:table-cell>
          <table:table-cell office:value-type="float" office:value="1.735">
            <text:p>1,735</text:p>
          </table:table-cell>
          <table:table-cell table:formula="of:=[.B8]/[.A8]*1000" office:value-type="float" office:value="488.732394366197">
            <text:p>488,7323943662</text:p>
          </table:table-cell>
          <table:table-cell table:formula="of:=[.A8]*[.B8]" office:value-type="float" office:value="6.15925">
            <text:p>6,15925</text:p>
          </table:table-cell>
          <table:table-cell table:formula="of:=[.B8]/[.$I$2]" office:value-type="float" office:value="0.216875">
            <text:p>0,216875</text:p>
          </table:table-cell>
          <table:table-cell table:formula="of:=[.A8]/[.$K$2]" office:value-type="float" office:value="0.0568910256410256">
            <text:p>0,0568910256</text:p>
          </table:table-cell>
          <table:table-cell table:number-columns-repeated="7"/>
        </table:table-row>
        <table:table-row table:style-name="ro2">
          <table:table-cell office:value-type="float" office:value="3.22">
            <text:p>3,22</text:p>
          </table:table-cell>
          <table:table-cell office:value-type="float" office:value="1.892">
            <text:p>1,892</text:p>
          </table:table-cell>
          <table:table-cell table:formula="of:=[.B9]/[.A9]*1000" office:value-type="float" office:value="587.577639751553">
            <text:p>587,5776397516</text:p>
          </table:table-cell>
          <table:table-cell table:formula="of:=[.A9]*[.B9]" office:value-type="float" office:value="6.09224">
            <text:p>6,09224</text:p>
          </table:table-cell>
          <table:table-cell table:formula="of:=[.B9]/[.$I$2]" office:value-type="float" office:value="0.2365">
            <text:p>0,2365</text:p>
          </table:table-cell>
          <table:table-cell table:formula="of:=[.A9]/[.$K$2]" office:value-type="float" office:value="0.0516025641025641">
            <text:p>0,0516025641</text:p>
          </table:table-cell>
          <table:table-cell table:number-columns-repeated="2"/>
          <table:table-cell>
            <draw:frame table:end-cell-address="polikrystaliczne.P29" table:end-x="0.307cm" table:end-y="0.062cm" draw:z-index="0" draw:name="U" draw:style-name="gr1" draw:text-style-name="P1" svg:width="16.002cm" svg:height="9.006cm" svg:x="0.111cm" svg:y="0.088cm">
              <draw:object draw:notify-on-update-of-ranges="polikrystaliczne.A2:polikrystaliczne.A2 polikrystaliczne.A3:polikrystaliczne.A20 polikrystaliczne.A2:polikrystaliczne.A27 polikrystaliczne.B2:polikrystaliczne.B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2.99">
            <text:p>2,99</text:p>
          </table:table-cell>
          <table:table-cell office:value-type="float" office:value="1.966">
            <text:p>1,966</text:p>
          </table:table-cell>
          <table:table-cell table:formula="of:=[.B10]/[.A10]*1000" office:value-type="float" office:value="657.52508361204">
            <text:p>657,525083612</text:p>
          </table:table-cell>
          <table:table-cell table:formula="of:=[.A10]*[.B10]" office:value-type="float" office:value="5.87834">
            <text:p>5,87834</text:p>
          </table:table-cell>
          <table:table-cell table:formula="of:=[.B10]/[.$I$2]" office:value-type="float" office:value="0.24575">
            <text:p>0,24575</text:p>
          </table:table-cell>
          <table:table-cell table:formula="of:=[.A10]/[.$K$2]" office:value-type="float" office:value="0.0479166666666667">
            <text:p>0,0479166667</text:p>
          </table:table-cell>
          <table:table-cell table:number-columns-repeated="7"/>
        </table:table-row>
        <table:table-row table:style-name="ro2">
          <table:table-cell office:value-type="float" office:value="2.69">
            <text:p>2,69</text:p>
          </table:table-cell>
          <table:table-cell office:value-type="float" office:value="2.05">
            <text:p>2,05</text:p>
          </table:table-cell>
          <table:table-cell table:formula="of:=[.B11]/[.A11]*1000" office:value-type="float" office:value="762.081784386617">
            <text:p>762,0817843866</text:p>
          </table:table-cell>
          <table:table-cell table:formula="of:=[.A11]*[.B11]" office:value-type="float" office:value="5.5145">
            <text:p>5,51450</text:p>
          </table:table-cell>
          <table:table-cell table:formula="of:=[.B11]/[.$I$2]" office:value-type="float" office:value="0.25625">
            <text:p>0,25625</text:p>
          </table:table-cell>
          <table:table-cell table:formula="of:=[.A11]/[.$K$2]" office:value-type="float" office:value="0.0431089743589744">
            <text:p>0,0431089744</text:p>
          </table:table-cell>
          <table:table-cell office:value-type="string">
            <text:p>precyzja U 0,01</text:p>
          </table:table-cell>
          <table:table-cell table:number-columns-repeated="6"/>
        </table:table-row>
        <table:table-row table:style-name="ro2">
          <table:table-cell office:value-type="float" office:value="2.43">
            <text:p>2,43</text:p>
          </table:table-cell>
          <table:table-cell office:value-type="float" office:value="2.12">
            <text:p>2,12</text:p>
          </table:table-cell>
          <table:table-cell table:formula="of:=[.B12]/[.A12]*1000" office:value-type="float" office:value="872.427983539095">
            <text:p>872,4279835391</text:p>
          </table:table-cell>
          <table:table-cell table:formula="of:=[.A12]*[.B12]" office:value-type="float" office:value="5.1516">
            <text:p>5,15160</text:p>
          </table:table-cell>
          <table:table-cell table:formula="of:=[.B12]/[.$I$2]" office:value-type="float" office:value="0.265">
            <text:p>0,265</text:p>
          </table:table-cell>
          <table:table-cell table:formula="of:=[.A12]/[.$K$2]" office:value-type="float" office:value="0.0389423076923077">
            <text:p>0,0389423077</text:p>
          </table:table-cell>
          <table:table-cell table:number-columns-repeated="7"/>
        </table:table-row>
        <table:table-row table:style-name="ro2">
          <table:table-cell office:value-type="float" office:value="2.24">
            <text:p>2,24</text:p>
          </table:table-cell>
          <table:table-cell office:value-type="float" office:value="2.18">
            <text:p>2,18</text:p>
          </table:table-cell>
          <table:table-cell table:formula="of:=[.B13]/[.A13]*1000" office:value-type="float" office:value="973.214285714286">
            <text:p>973,2142857143</text:p>
          </table:table-cell>
          <table:table-cell table:formula="of:=[.A13]*[.B13]" office:value-type="float" office:value="4.8832">
            <text:p>4,88320</text:p>
          </table:table-cell>
          <table:table-cell table:formula="of:=[.B13]/[.$I$2]" office:value-type="float" office:value="0.2725">
            <text:p>0,2725</text:p>
          </table:table-cell>
          <table:table-cell table:formula="of:=[.A13]/[.$K$2]" office:value-type="float" office:value="0.0358974358974359">
            <text:p>0,0358974359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25">
            <text:p>2,25</text:p>
          </table:table-cell>
          <table:table-cell table:formula="of:=[.B14]/[.A14]*1000" office:value-type="float" office:value="1125">
            <text:p>1125</text:p>
          </table:table-cell>
          <table:table-cell table:formula="of:=[.A14]*[.B14]" office:value-type="float" office:value="4.5">
            <text:p>4,50000</text:p>
          </table:table-cell>
          <table:table-cell table:formula="of:=[.B14]/[.$I$2]" office:value-type="float" office:value="0.28125">
            <text:p>0,28125</text:p>
          </table:table-cell>
          <table:table-cell table:formula="of:=[.A14]/[.$K$2]" office:value-type="float" office:value="0.0320512820512821">
            <text:p>0,0320512821</text:p>
          </table:table-cell>
          <table:table-cell table:number-columns-repeated="7"/>
        </table:table-row>
        <table:table-row table:style-name="ro2">
          <table:table-cell office:value-type="float" office:value="1.85">
            <text:p>1,85</text:p>
          </table:table-cell>
          <table:table-cell office:value-type="float" office:value="2.28">
            <text:p>2,28</text:p>
          </table:table-cell>
          <table:table-cell table:formula="of:=[.B15]/[.A15]*1000" office:value-type="float" office:value="1232.43243243243">
            <text:p>1232,4324324324</text:p>
          </table:table-cell>
          <table:table-cell table:formula="of:=[.A15]*[.B15]" office:value-type="float" office:value="4.218">
            <text:p>4,21800</text:p>
          </table:table-cell>
          <table:table-cell table:formula="of:=[.B15]/[.$I$2]" office:value-type="float" office:value="0.285">
            <text:p>0,285</text:p>
          </table:table-cell>
          <table:table-cell table:formula="of:=[.A15]/[.$K$2]" office:value-type="float" office:value="0.0296474358974359">
            <text:p>0,0296474359</text:p>
          </table:table-cell>
          <table:table-cell table:number-columns-repeated="7"/>
        </table:table-row>
        <table:table-row table:style-name="ro2">
          <table:table-cell office:value-type="float" office:value="1.63">
            <text:p>1,63</text:p>
          </table:table-cell>
          <table:table-cell office:value-type="float" office:value="2.33">
            <text:p>2,33</text:p>
          </table:table-cell>
          <table:table-cell table:formula="of:=[.B16]/[.A16]*1000" office:value-type="float" office:value="1429.44785276074">
            <text:p>1429,4478527607</text:p>
          </table:table-cell>
          <table:table-cell table:formula="of:=[.A16]*[.B16]" office:value-type="float" office:value="3.7979">
            <text:p>3,79790</text:p>
          </table:table-cell>
          <table:table-cell table:formula="of:=[.B16]/[.$I$2]" office:value-type="float" office:value="0.29125">
            <text:p>0,29125</text:p>
          </table:table-cell>
          <table:table-cell table:formula="of:=[.A16]/[.$K$2]" office:value-type="float" office:value="0.0261217948717949">
            <text:p>0,0261217949</text:p>
          </table:table-cell>
          <table:table-cell table:number-columns-repeated="7"/>
        </table:table-row>
        <table:table-row table:style-name="ro2">
          <table:table-cell office:value-type="float" office:value="1.43">
            <text:p>1,43</text:p>
          </table:table-cell>
          <table:table-cell office:value-type="float" office:value="2.37">
            <text:p>2,37</text:p>
          </table:table-cell>
          <table:table-cell table:formula="of:=[.B17]/[.A17]*1000" office:value-type="float" office:value="1657.34265734266">
            <text:p>1657,3426573427</text:p>
          </table:table-cell>
          <table:table-cell table:formula="of:=[.A17]*[.B17]" office:value-type="float" office:value="3.3891">
            <text:p>3,38910</text:p>
          </table:table-cell>
          <table:table-cell table:formula="of:=[.B17]/[.$I$2]" office:value-type="float" office:value="0.29625">
            <text:p>0,29625</text:p>
          </table:table-cell>
          <table:table-cell table:formula="of:=[.A17]/[.$K$2]" office:value-type="float" office:value="0.0229166666666667">
            <text:p>0,0229166667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46">
            <text:p>2,46</text:p>
          </table:table-cell>
          <table:table-cell table:formula="of:=[.B18]/[.A18]*1000" office:value-type="float" office:value="2460">
            <text:p>2460</text:p>
          </table:table-cell>
          <table:table-cell table:formula="of:=[.A18]*[.B18]" office:value-type="float" office:value="2.46">
            <text:p>2,46000</text:p>
          </table:table-cell>
          <table:table-cell table:formula="of:=[.B18]/[.$I$2]" office:value-type="float" office:value="0.3075">
            <text:p>0,3075</text:p>
          </table:table-cell>
          <table:table-cell table:formula="of:=[.A18]/[.$K$2]" office:value-type="float" office:value="0.016025641025641">
            <text:p>0,016025641</text:p>
          </table:table-cell>
          <table:table-cell table:number-columns-repeated="7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2.53">
            <text:p>2,53</text:p>
          </table:table-cell>
          <table:table-cell table:formula="of:=[.B19]/[.A19]*1000" office:value-type="float" office:value="4216.66666666667">
            <text:p>4216,6666666667</text:p>
          </table:table-cell>
          <table:table-cell table:formula="of:=[.A19]*[.B19]" office:value-type="float" office:value="1.518">
            <text:p>1,51800</text:p>
          </table:table-cell>
          <table:table-cell table:formula="of:=[.B19]/[.$I$2]" office:value-type="float" office:value="0.31625">
            <text:p>0,31625</text:p>
          </table:table-cell>
          <table:table-cell table:formula="of:=[.A19]/[.$K$2]" office:value-type="float" office:value="0.00961538461538462">
            <text:p>0,0096153846</text:p>
          </table:table-cell>
          <table:table-cell table:number-columns-repeated="7"/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2.61">
            <text:p>2,61</text:p>
          </table:table-cell>
          <table:table-cell table:formula="of:=[.B20]/[.A20]*1000" office:value-type="float" office:value="13050">
            <text:p>13050</text:p>
          </table:table-cell>
          <table:table-cell table:formula="of:=[.A20]*[.B20]" office:value-type="float" office:value="0.522">
            <text:p>0,52200</text:p>
          </table:table-cell>
          <table:table-cell table:formula="of:=[.B20]/[.$I$2]" office:value-type="float" office:value="0.32625">
            <text:p>0,32625</text:p>
          </table:table-cell>
          <table:table-cell table:formula="of:=[.A20]/[.$K$2]" office:value-type="float" office:value="0.00320512820512821">
            <text:p>0,0032051282</text:p>
          </table:table-cell>
          <table:table-cell table:number-columns-repeated="7"/>
        </table:table-row>
        <table:table-row table:style-name="ro2">
          <table:table-cell office:value-type="float" office:value="0.1694">
            <text:p>0,1694</text:p>
          </table:table-cell>
          <table:table-cell office:value-type="float" office:value="2.62">
            <text:p>2,62</text:p>
          </table:table-cell>
          <table:table-cell table:formula="of:=[.B21]/[.A21]*1000" office:value-type="float" office:value="15466.3518299882">
            <text:p>15466,3518299882</text:p>
          </table:table-cell>
          <table:table-cell table:formula="of:=[.A21]*[.B21]" office:value-type="float" office:value="0.443828">
            <text:p>0,44383</text:p>
          </table:table-cell>
          <table:table-cell table:formula="of:=[.B21]/[.$I$2]" office:value-type="float" office:value="0.3275">
            <text:p>0,3275</text:p>
          </table:table-cell>
          <table:table-cell table:formula="of:=[.A21]/[.$K$2]" office:value-type="float" office:value="0.00271474358974359">
            <text:p>0,0027147436</text:p>
          </table:table-cell>
          <table:table-cell office:value-type="string">
            <text:p>precyzja I 0,0001</text:p>
          </table:table-cell>
          <table:table-cell table:number-columns-repeated="6"/>
        </table:table-row>
        <table:table-row table:style-name="ro2">
          <table:table-cell office:value-type="float" office:value="0.1243">
            <text:p>0,1243</text:p>
          </table:table-cell>
          <table:table-cell office:value-type="float" office:value="2.63">
            <text:p>2,63</text:p>
          </table:table-cell>
          <table:table-cell table:formula="of:=[.B22]/[.A22]*1000" office:value-type="float" office:value="21158.4875301689">
            <text:p>21158,4875301689</text:p>
          </table:table-cell>
          <table:table-cell table:formula="of:=[.A22]*[.B22]" office:value-type="float" office:value="0.326909">
            <text:p>0,32691</text:p>
          </table:table-cell>
          <table:table-cell table:formula="of:=[.B22]/[.$I$2]" office:value-type="float" office:value="0.32875">
            <text:p>0,32875</text:p>
          </table:table-cell>
          <table:table-cell table:formula="of:=[.A22]/[.$K$2]" office:value-type="float" office:value="0.00199198717948718">
            <text:p>0,0019919872</text:p>
          </table:table-cell>
          <table:table-cell table:number-columns-repeated="7"/>
        </table:table-row>
        <table:table-row table:style-name="ro2">
          <table:table-cell office:value-type="float" office:value="3.37">
            <text:p>3,37</text:p>
          </table:table-cell>
          <table:table-cell office:value-type="float" office:value="1.89">
            <text:p>1,89</text:p>
          </table:table-cell>
          <table:table-cell table:formula="of:=[.B23]/[.A23]*1000" office:value-type="float" office:value="560.830860534125">
            <text:p>560,8308605341</text:p>
          </table:table-cell>
          <table:table-cell table:formula="of:=[.A23]*[.B23]" office:value-type="float" office:value="6.3693">
            <text:p>6,36930</text:p>
          </table:table-cell>
          <table:table-cell table:formula="of:=[.B23]/[.$I$2]" office:value-type="float" office:value="0.23625">
            <text:p>0,23625</text:p>
          </table:table-cell>
          <table:table-cell table:formula="of:=[.A23]/[.$K$2]" office:value-type="float" office:value="0.0540064102564103">
            <text:p>0,0540064103</text:p>
          </table:table-cell>
          <table:table-cell office:value-type="string">
            <text:p>peak</text:p>
          </table:table-cell>
          <table:table-cell table:number-columns-repeated="6"/>
        </table:table-row>
        <table:table-row table:style-name="ro2">
          <table:table-cell office:value-type="float" office:value="3.59">
            <text:p>3,59</text:p>
          </table:table-cell>
          <table:table-cell office:value-type="float" office:value="1.8">
            <text:p>1,8</text:p>
          </table:table-cell>
          <table:table-cell table:formula="of:=[.B24]/[.A24]*1000" office:value-type="float" office:value="501.392757660167">
            <text:p>501,3927576602</text:p>
          </table:table-cell>
          <table:table-cell table:formula="of:=[.A24]*[.B24]" office:value-type="float" office:value="6.462">
            <text:p>6,46200</text:p>
          </table:table-cell>
          <table:table-cell table:formula="of:=[.B24]/[.$I$2]" office:value-type="float" office:value="0.225">
            <text:p>0,225</text:p>
          </table:table-cell>
          <table:table-cell table:formula="of:=[.A24]/[.$K$2]" office:value-type="float" office:value="0.0575320512820513">
            <text:p>0,057532051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B25]/[.A25]*1000" office:value-type="float" office:value="0">
            <text:p>#DZIEL/0!</text:p>
          </table:table-cell>
          <table:table-cell table:formula="of:=[.A25]*[.B25]" office:value-type="float" office:value="0">
            <text:p>0,00000</text:p>
          </table:table-cell>
          <table:table-cell table:formula="of:=[.B25]/[.$I$2]" office:value-type="float" office:value="0">
            <text:p>0</text:p>
          </table:table-cell>
          <table:table-cell table:formula="of:=[.A25]/[.$K$2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B26]/[.A26]*1000" office:value-type="float" office:value="0">
            <text:p>#DZIEL/0!</text:p>
          </table:table-cell>
          <table:table-cell table:formula="of:=[.A26]*[.B26]" office:value-type="float" office:value="0">
            <text:p>0,00000</text:p>
          </table:table-cell>
          <table:table-cell table:formula="of:=[.B26]/[.$I$2]" office:value-type="float" office:value="0">
            <text:p>0</text:p>
          </table:table-cell>
          <table:table-cell table:formula="of:=[.A26]/[.$K$2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B27]/[.A27]*1000" office:value-type="float" office:value="0">
            <text:p>#DZIEL/0!</text:p>
          </table:table-cell>
          <table:table-cell table:formula="of:=[.A27]*[.B27]" office:value-type="float" office:value="0">
            <text:p>0,00000</text:p>
          </table:table-cell>
          <table:table-cell table:formula="of:=[.B27]/[.$I$2]" office:value-type="float" office:value="0">
            <text:p>0</text:p>
          </table:table-cell>
          <table:table-cell table:formula="of:=[.A27]/[.$K$2]" office:value-type="float" office:value="0">
            <text:p>0</text:p>
          </table:table-cell>
          <table:table-cell table:number-columns-repeated="7"/>
        </table:table-row>
      </table:table>
      <table:table table:name="monokrystaliczne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office:value-type="string">
            <text:p>I [mA] +- 0,01</text:p>
          </table:table-cell>
          <table:table-cell office:value-type="string">
            <text:p>U [V] +- 0,001</text:p>
          </table:table-cell>
          <table:table-cell table:style-name="ce1" office:value-type="string">
            <text:p><text:span text:style-name="T1">R [</text:span><text:span text:style-name="T2">ῼ</text:span><text:span text:style-name="T1">]</text:span></text:p>
          </table:table-cell>
          <table:table-cell table:style-name="Default" office:value-type="string">
            <text:p>P = U^2/R = UI [mW]</text:p>
          </table:table-cell>
          <table:table-cell office:value-type="string">
            <text:p>U/n [V]</text:p>
          </table:table-cell>
          <table:table-cell office:value-type="string">
            <text:p>J = I/S [A/m^2]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S</text:p>
          </table:table-cell>
          <table:table-cell office:value-type="string">
            <text:p>fi [W / m^2]</text:p>
          </table:table-cell>
          <table:table-cell office:value-type="string">
            <text:p>avg fi</text:p>
          </table:table-cell>
          <table:table-cell table:number-columns-repeated="15"/>
        </table:table-row>
        <table:table-row table:style-name="ro2">
          <table:table-cell office:value-type="float" office:value="55.1">
            <text:p>55,1</text:p>
          </table:table-cell>
          <table:table-cell office:value-type="float" office:value="0.252">
            <text:p>0,252</text:p>
          </table:table-cell>
          <table:table-cell table:formula="of:=[.B2]/[.A2]*1000" office:value-type="float" office:value="4.57350272232305">
            <text:p>4,5735027223</text:p>
          </table:table-cell>
          <table:table-cell table:formula="of:=[.A2]*[.B2]" office:value-type="float" office:value="13.8852">
            <text:p>13,88520</text:p>
          </table:table-cell>
          <table:table-cell table:formula="of:=[.B2]/[.$I$2]" office:value-type="float" office:value="0.252">
            <text:p>0,252</text:p>
          </table:table-cell>
          <table:table-cell table:formula="of:=[.A2]/[.$K$2]" office:value-type="float" office:value="8746.03174603175">
            <text:p>8746,031746031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.0063">
            <text:p>0,0063</text:p>
          </table:table-cell>
          <table:table-cell table:style-name="ce3"/>
          <table:table-cell table:number-columns-repeated="16"/>
        </table:table-row>
        <table:table-row table:style-name="ro2">
          <table:table-cell office:value-type="float" office:value="15.7">
            <text:p>15,7</text:p>
          </table:table-cell>
          <table:table-cell office:value-type="float" office:value="0.443">
            <text:p>0,443</text:p>
          </table:table-cell>
          <table:table-cell table:formula="of:=[.B3]/[.A3]*1000" office:value-type="float" office:value="28.2165605095541">
            <text:p>28,2165605096</text:p>
          </table:table-cell>
          <table:table-cell table:formula="of:=[.A3]*[.B3]" office:value-type="float" office:value="6.9551">
            <text:p>6,95510</text:p>
          </table:table-cell>
          <table:table-cell table:formula="of:=[.B3]/[.$I$2]" office:value-type="float" office:value="0.443">
            <text:p>0,443</text:p>
          </table:table-cell>
          <table:table-cell table:formula="of:=[.A3]/[.$K$2]" office:value-type="float" office:value="2492.06349206349">
            <text:p>2492,0634920635</text:p>
          </table:table-cell>
          <table:table-cell table:number-columns-repeated="22"/>
        </table:table-row>
        <table:table-row table:style-name="ro2">
          <table:table-cell office:value-type="float" office:value="10.6">
            <text:p>10,6</text:p>
          </table:table-cell>
          <table:table-cell office:value-type="float" office:value="0.449">
            <text:p>0,449</text:p>
          </table:table-cell>
          <table:table-cell table:formula="of:=[.B4]/[.A4]*1000" office:value-type="float" office:value="42.3584905660377">
            <text:p>42,358490566</text:p>
          </table:table-cell>
          <table:table-cell table:formula="of:=[.A4]*[.B4]" office:value-type="float" office:value="4.7594">
            <text:p>4,75940</text:p>
          </table:table-cell>
          <table:table-cell table:formula="of:=[.B4]/[.$I$2]" office:value-type="float" office:value="0.449">
            <text:p>0,449</text:p>
          </table:table-cell>
          <table:table-cell table:formula="of:=[.A4]/[.$K$2]" office:value-type="float" office:value="1682.53968253968">
            <text:p>1682,5396825397</text:p>
          </table:table-cell>
          <table:table-cell table:number-columns-repeated="22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0.452">
            <text:p>0,452</text:p>
          </table:table-cell>
          <table:table-cell table:formula="of:=[.B5]/[.A5]*1000" office:value-type="float" office:value="63.6619718309859">
            <text:p>63,661971831</text:p>
          </table:table-cell>
          <table:table-cell table:formula="of:=[.A5]*[.B5]" office:value-type="float" office:value="3.2092">
            <text:p>3,20920</text:p>
          </table:table-cell>
          <table:table-cell table:formula="of:=[.B5]/[.$I$2]" office:value-type="float" office:value="0.452">
            <text:p>0,452</text:p>
          </table:table-cell>
          <table:table-cell table:formula="of:=[.A5]/[.$K$2]" office:value-type="float" office:value="1126.98412698413">
            <text:p>1126,9841269841</text:p>
          </table:table-cell>
          <table:table-cell table:number-columns-repeated="22"/>
        </table:table-row>
        <table:table-row table:style-name="ro2">
          <table:table-cell office:value-type="float" office:value="5.2">
            <text:p>5,2</text:p>
          </table:table-cell>
          <table:table-cell office:value-type="float" office:value="0.454">
            <text:p>0,454</text:p>
          </table:table-cell>
          <table:table-cell table:formula="of:=[.B6]/[.A6]*1000" office:value-type="float" office:value="87.3076923076923">
            <text:p>87,3076923077</text:p>
          </table:table-cell>
          <table:table-cell table:formula="of:=[.A6]*[.B6]" office:value-type="float" office:value="2.3608">
            <text:p>2,36080</text:p>
          </table:table-cell>
          <table:table-cell table:formula="of:=[.B6]/[.$I$2]" office:value-type="float" office:value="0.454">
            <text:p>0,454</text:p>
          </table:table-cell>
          <table:table-cell table:formula="of:=[.A6]/[.$K$2]" office:value-type="float" office:value="825.396825396826">
            <text:p>825,3968253968</text:p>
          </table:table-cell>
          <table:table-cell table:number-columns-repeated="22"/>
        </table:table-row>
        <table:table-row table:style-name="ro2">
          <table:table-cell office:value-type="float" office:value="3.6">
            <text:p>3,6</text:p>
          </table:table-cell>
          <table:table-cell office:value-type="float" office:value="0.456">
            <text:p>0,456</text:p>
          </table:table-cell>
          <table:table-cell table:formula="of:=[.B7]/[.A7]*1000" office:value-type="float" office:value="126.666666666667">
            <text:p>126,6666666667</text:p>
          </table:table-cell>
          <table:table-cell table:formula="of:=[.A7]*[.B7]" office:value-type="float" office:value="1.6416">
            <text:p>1,64160</text:p>
          </table:table-cell>
          <table:table-cell table:formula="of:=[.B7]/[.$I$2]" office:value-type="float" office:value="0.456">
            <text:p>0,456</text:p>
          </table:table-cell>
          <table:table-cell table:formula="of:=[.A7]/[.$K$2]" office:value-type="float" office:value="571.428571428571">
            <text:p>571,4285714286</text:p>
          </table:table-cell>
          <table:table-cell table:number-columns-repeated="22"/>
        </table:table-row>
        <table:table-row table:style-name="ro2">
          <table:table-cell office:value-type="float" office:value="2.2">
            <text:p>2,2</text:p>
          </table:table-cell>
          <table:table-cell office:value-type="float" office:value="0.457">
            <text:p>0,457</text:p>
          </table:table-cell>
          <table:table-cell table:formula="of:=[.B8]/[.A8]*1000" office:value-type="float" office:value="207.727272727273">
            <text:p>207,7272727273</text:p>
          </table:table-cell>
          <table:table-cell table:formula="of:=[.A8]*[.B8]" office:value-type="float" office:value="1.0054">
            <text:p>1,00540</text:p>
          </table:table-cell>
          <table:table-cell table:formula="of:=[.B8]/[.$I$2]" office:value-type="float" office:value="0.457">
            <text:p>0,457</text:p>
          </table:table-cell>
          <table:table-cell table:formula="of:=[.A8]/[.$K$2]" office:value-type="float" office:value="349.206349206349">
            <text:p>349,2063492064</text:p>
          </table:table-cell>
          <table:table-cell table:number-columns-repeated="22"/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0.457">
            <text:p>0,457</text:p>
          </table:table-cell>
          <table:table-cell table:formula="of:=[.B9]/[.A9]*1000" office:value-type="float" office:value="268.823529411765">
            <text:p>268,8235294118</text:p>
          </table:table-cell>
          <table:table-cell table:formula="of:=[.A9]*[.B9]" office:value-type="float" office:value="0.7769">
            <text:p>0,77690</text:p>
          </table:table-cell>
          <table:table-cell table:formula="of:=[.B9]/[.$I$2]" office:value-type="float" office:value="0.457">
            <text:p>0,457</text:p>
          </table:table-cell>
          <table:table-cell table:formula="of:=[.A9]/[.$K$2]" office:value-type="float" office:value="269.84126984127">
            <text:p>269,8412698413</text:p>
          </table:table-cell>
          <table:table-cell table:number-columns-repeated="2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8">
            <text:p>0,458</text:p>
          </table:table-cell>
          <table:table-cell table:formula="of:=[.B10]/[.A10]*1000" office:value-type="float" office:value="458">
            <text:p>458</text:p>
          </table:table-cell>
          <table:table-cell table:formula="of:=[.A10]*[.B10]" office:value-type="float" office:value="0.458">
            <text:p>0,45800</text:p>
          </table:table-cell>
          <table:table-cell table:formula="of:=[.B10]/[.$I$2]" office:value-type="float" office:value="0.458">
            <text:p>0,458</text:p>
          </table:table-cell>
          <table:table-cell table:formula="of:=[.A10]/[.$K$2]" office:value-type="float" office:value="158.730158730159">
            <text:p>158,7301587302</text:p>
          </table:table-cell>
          <table:table-cell table:number-columns-repeated="22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0.458">
            <text:p>0,458</text:p>
          </table:table-cell>
          <table:table-cell table:formula="of:=[.B11]/[.A11]*1000" office:value-type="float" office:value="763.333333333333">
            <text:p>763,3333333333</text:p>
          </table:table-cell>
          <table:table-cell table:formula="of:=[.A11]*[.B11]" office:value-type="float" office:value="0.2748">
            <text:p>0,27480</text:p>
          </table:table-cell>
          <table:table-cell table:formula="of:=[.B11]/[.$I$2]" office:value-type="float" office:value="0.458">
            <text:p>0,458</text:p>
          </table:table-cell>
          <table:table-cell table:formula="of:=[.A11]/[.$K$2]" office:value-type="float" office:value="95.2380952380953">
            <text:p>95,2380952381</text:p>
          </table:table-cell>
          <table:table-cell table:number-columns-repeated="22"/>
        </table:table-row>
        <table:table-row table:style-name="ro2">
          <table:table-cell office:value-type="float" office:value="23.1">
            <text:p>23,1</text:p>
          </table:table-cell>
          <table:table-cell/>
          <table:table-cell table:formula="of:=[.B12]/[.A12]*1000" office:value-type="float" office:value="0">
            <text:p>0</text:p>
          </table:table-cell>
          <table:table-cell table:formula="of:=[.A12]*[.B12]" office:value-type="float" office:value="0">
            <text:p>0,00000</text:p>
          </table:table-cell>
          <table:table-cell table:formula="of:=[.B12]/[.$I$2]" office:value-type="float" office:value="0">
            <text:p>0</text:p>
          </table:table-cell>
          <table:table-cell table:formula="of:=[.A12]/[.$K$2]" office:value-type="float" office:value="3666.66666666667">
            <text:p>3666,6666666667</text:p>
          </table:table-cell>
          <table:table-cell table:number-columns-repeated="21"/>
          <table:table-cell>
            <draw:frame table:end-cell-address="monokrystaliczne.AI32" table:end-x="0.502cm" table:end-y="0.168cm" draw:z-index="0" draw:name="U" draw:style-name="gr1" draw:text-style-name="P1" svg:width="16.002cm" svg:height="9.006cm" svg:x="0.307cm" svg:y="0.19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48.3">
            <text:p>48,3</text:p>
          </table:table-cell>
          <table:table-cell/>
          <table:table-cell table:formula="of:=[.B13]/[.A13]*1000" office:value-type="float" office:value="0">
            <text:p>0</text:p>
          </table:table-cell>
          <table:table-cell table:formula="of:=[.A13]*[.B13]" office:value-type="float" office:value="0">
            <text:p>0,00000</text:p>
          </table:table-cell>
          <table:table-cell table:formula="of:=[.B13]/[.$I$2]" office:value-type="float" office:value="0">
            <text:p>0</text:p>
          </table:table-cell>
          <table:table-cell table:formula="of:=[.A13]/[.$K$2]" office:value-type="float" office:value="7666.66666666667">
            <text:p>7666,6666666667</text:p>
          </table:table-cell>
          <table:table-cell table:number-columns-repeated="22"/>
        </table:table-row>
        <table:table-row table:style-name="ro2">
          <table:table-cell office:value-type="float" office:value="39.3">
            <text:p>39,3</text:p>
          </table:table-cell>
          <table:table-cell/>
          <table:table-cell table:formula="of:=[.B14]/[.A14]*1000" office:value-type="float" office:value="0">
            <text:p>0</text:p>
          </table:table-cell>
          <table:table-cell table:formula="of:=[.A14]*[.B14]" office:value-type="float" office:value="0">
            <text:p>0,00000</text:p>
          </table:table-cell>
          <table:table-cell table:formula="of:=[.B14]/[.$I$2]" office:value-type="float" office:value="0">
            <text:p>0</text:p>
          </table:table-cell>
          <table:table-cell table:formula="of:=[.A14]/[.$K$2]" office:value-type="float" office:value="6238.09523809524">
            <text:p>6238,095238095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formula="of:=[.B15]/[.A15]*1000" office:value-type="float" office:value="0">
            <text:p>#DZIEL/0!</text:p>
          </table:table-cell>
          <table:table-cell table:formula="of:=[.A15]*[.B15]" office:value-type="float" office:value="0">
            <text:p>0,00000</text:p>
          </table:table-cell>
          <table:table-cell table:formula="of:=[.B15]/[.$I$2]" office:value-type="float" office:value="0">
            <text:p>0</text:p>
          </table:table-cell>
          <table:table-cell table:formula="of:=[.A15]/[.$K$2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formula="of:=[.B16]/[.A16]*1000" office:value-type="float" office:value="0">
            <text:p>#DZIEL/0!</text:p>
          </table:table-cell>
          <table:table-cell table:formula="of:=[.A16]*[.B16]" office:value-type="float" office:value="0">
            <text:p>0,00000</text:p>
          </table:table-cell>
          <table:table-cell table:formula="of:=[.B16]/[.$I$2]" office:value-type="float" office:value="0">
            <text:p>0</text:p>
          </table:table-cell>
          <table:table-cell table:formula="of:=[.A16]/[.$K$2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formula="of:=[.B17]/[.A17]*1000" office:value-type="float" office:value="0">
            <text:p>#DZIEL/0!</text:p>
          </table:table-cell>
          <table:table-cell table:formula="of:=[.A17]*[.B17]" office:value-type="float" office:value="0">
            <text:p>0,00000</text:p>
          </table:table-cell>
          <table:table-cell table:formula="of:=[.B17]/[.$I$2]" office:value-type="float" office:value="0">
            <text:p>0</text:p>
          </table:table-cell>
          <table:table-cell table:formula="of:=[.A17]/[.$K$2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formula="of:=[.B18]/[.A18]*1000" office:value-type="float" office:value="0">
            <text:p>#DZIEL/0!</text:p>
          </table:table-cell>
          <table:table-cell table:formula="of:=[.A18]*[.B18]" office:value-type="float" office:value="0">
            <text:p>0,00000</text:p>
          </table:table-cell>
          <table:table-cell table:formula="of:=[.B18]/[.$I$2]" office:value-type="float" office:value="0">
            <text:p>0</text:p>
          </table:table-cell>
          <table:table-cell table:formula="of:=[.A18]/[.$K$2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formula="of:=[.B19]/[.A19]*1000" office:value-type="float" office:value="0">
            <text:p>#DZIEL/0!</text:p>
          </table:table-cell>
          <table:table-cell table:formula="of:=[.A19]*[.B19]" office:value-type="float" office:value="0">
            <text:p>0,00000</text:p>
          </table:table-cell>
          <table:table-cell table:formula="of:=[.B19]/[.$I$2]" office:value-type="float" office:value="0">
            <text:p>0</text:p>
          </table:table-cell>
          <table:table-cell table:formula="of:=[.A19]/[.$K$2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table:formula="of:=[.B20]/[.A20]*1000" office:value-type="float" office:value="0">
            <text:p>#DZIEL/0!</text:p>
          </table:table-cell>
          <table:table-cell table:formula="of:=[.A20]*[.B20]" office:value-type="float" office:value="0">
            <text:p>0,00000</text:p>
          </table:table-cell>
          <table:table-cell table:formula="of:=[.B20]/[.$I$2]" office:value-type="float" office:value="0">
            <text:p>0</text:p>
          </table:table-cell>
          <table:table-cell table:formula="of:=[.A20]/[.$K$2]" office:value-type="float" office:value="0">
            <text:p>0</text:p>
          </table:table-cell>
          <table:table-cell table:number-columns-repeated="22"/>
        </table:table-row>
        <table:table-row table:style-name="ro2" table:number-rows-repeated="6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11.10.2016</text:date>, <text:time>16:18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on Markowski</meta:initial-creator>
    <meta:creation-date>2016-10-11T14:48:38.46</meta:creation-date>
    <dc:date>2016-10-11T16:18:53.45</dc:date>
    <dc:creator>Miron Markowski</dc:creator>
    <meta:editing-duration>PT13M23S</meta:editing-duration>
    <meta:editing-cycles>1</meta:editing-cycles>
    <meta:document-statistic meta:table-count="3" meta:cell-count="306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svg:x="13.555cm" svg:y="4.191cm" style:legend-expansion="custom" chartooo:width="2.238cm" chartooo:height="1.504cm" style:legend-expansion-aspect-ratio="1.48803191489362" chart:style-name="ch2"/>
        <chart:plot-area chart:style-name="ch3" table:cell-range-address="polikrystaliczne.A2:polikrystaliczne.B27" chart:data-source-has-labels="both" svg:x="0.77cm" svg:y="0.855cm" svg:width="12.144cm" svg:height="7.55cm">
          <chartooo:coordinate-region svg:x="1.497cm" svg:y="1.067cm" svg:width="11.323cm" svg:height="6.665cm"/>
          <chart:axis chart:dimension="x" chart:name="primary-x" chart:style-name="ch4" chartooo:axis-type="auto">
            <chart:categories table:cell-range-address="polikrystaliczne.A3:polikrystaliczne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olikrystaliczne.B2:polikrystaliczne.B27" chart:class="chart:scatter">
            <chart:domain table:cell-range-address="polikrystaliczne.A2:polikrystaliczne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4.51">
                <text:p/>
                <draw:g>
                  <svg:desc>polikrystaliczne.A3:polikrystaliczne.A20</svg:desc>
                </draw:g>
              </table:table-cell>
              <table:table-cell office:value-type="float" office:value="4.69">
                <text:p>4.69</text:p>
                <draw:g>
                  <svg:desc>polikrystaliczne.A2:polikrystaliczne.A27</svg:desc>
                </draw:g>
              </table:table-cell>
              <table:table-cell office:value-type="float" office:value="0.53">
                <text:p>0.53</text:p>
                <draw:g>
                  <svg:desc>polikrystaliczne.B2:polikrystaliczne.B27</svg:desc>
                </draw:g>
              </table:table-cell>
            </table:table-row>
            <table:table-row>
              <table:table-cell office:value-type="float" office:value="4.41">
                <text:p/>
              </table:table-cell>
              <table:table-cell office:value-type="float" office:value="4.51">
                <text:p>4.51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4.41">
                <text:p>4.41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4.07">
                <text:p/>
              </table:table-cell>
              <table:table-cell office:value-type="float" office:value="4.25">
                <text:p>4.25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3.87">
                <text:p/>
              </table:table-cell>
              <table:table-cell office:value-type="float" office:value="4.07">
                <text:p>4.07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3.87">
                <text:p>3.87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float" office:value="3.22">
                <text:p/>
              </table:table-cell>
              <table:table-cell office:value-type="float" office:value="3.55">
                <text:p>3.55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2.99">
                <text:p/>
              </table:table-cell>
              <table:table-cell office:value-type="float" office:value="3.22">
                <text:p>3.22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float" office:value="2.69">
                <text:p/>
              </table:table-cell>
              <table:table-cell office:value-type="float" office:value="2.99">
                <text:p>2.99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float" office:value="2.43">
                <text:p/>
              </table:table-cell>
              <table:table-cell office:value-type="float" office:value="2.69">
                <text:p>2.6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2.43">
                <text:p>2.4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4">
                <text:p>2.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.63">
                <text:p/>
              </table:table-cell>
              <table:table-cell office:value-type="float" office:value="1.85">
                <text:p>1.8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1.63">
                <text:p>1.6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/>
              <table:table-cell office:value-type="float" office:value="0.1694">
                <text:p>0.169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/>
              <table:table-cell office:value-type="float" office:value="0.1243">
                <text:p>0.124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/>
              <table:table-cell office:value-type="float" office:value="3.37">
                <text:p>3.3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/>
              <table:table-cell office:value-type="float" office:value="3.59">
                <text:p>3.5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scatter" chart:style-name="ch1">
        <chart:legend svg:x="13.555cm" svg:y="4.191cm" style:legend-expansion="custom" chartooo:width="2.238cm" chartooo:height="1.504cm" style:legend-expansion-aspect-ratio="1.48803191489362" chart:style-name="ch2"/>
        <chart:plot-area chart:style-name="ch3" chart:data-source-has-labels="both" svg:x="3.952cm" svg:y="1.358cm" svg:width="12.143cm" svg:height="7.549cm">
          <chartooo:coordinate-region svg:x="4.679cm" svg:y="1.57cm" svg:width="11.322cm" svg:height="6.664cm"/>
          <chart:axis chart:dimension="x" chart:name="primary-x" chart:style-name="ch4" chartooo:axis-type="auto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 </text:p>
              </table:table-cell>
              <table:table-cell office:value-type="float" office:value="4.69">
                <text:p>4.6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4.41">
                <text:p/>
              </table:table-cell>
              <table:table-cell office:value-type="float" office:value="4.51">
                <text:p>4.51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4.41">
                <text:p>4.41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4.07">
                <text:p/>
              </table:table-cell>
              <table:table-cell office:value-type="float" office:value="4.25">
                <text:p>4.25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3.87">
                <text:p/>
              </table:table-cell>
              <table:table-cell office:value-type="float" office:value="4.07">
                <text:p>4.07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3.87">
                <text:p>3.87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float" office:value="3.22">
                <text:p/>
              </table:table-cell>
              <table:table-cell office:value-type="float" office:value="3.55">
                <text:p>3.55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2.99">
                <text:p/>
              </table:table-cell>
              <table:table-cell office:value-type="float" office:value="3.22">
                <text:p>3.22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float" office:value="2.69">
                <text:p/>
              </table:table-cell>
              <table:table-cell office:value-type="float" office:value="2.99">
                <text:p>2.99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float" office:value="2.43">
                <text:p/>
              </table:table-cell>
              <table:table-cell office:value-type="float" office:value="2.69">
                <text:p>2.6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2.43">
                <text:p>2.4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4">
                <text:p>2.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.63">
                <text:p/>
              </table:table-cell>
              <table:table-cell office:value-type="float" office:value="1.85">
                <text:p>1.8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1.63">
                <text:p>1.6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94">
                <text:p>0.169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43">
                <text:p>0.124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7">
                <text:p>3.3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9">
                <text:p>3.5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